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list-style-name="WWNum1"/>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75in" fo:margin-right="0in" fo:text-indent="0in" style:auto-text-indent="false"/>
    </style:style>
    <style:style style:name="P5" style:family="paragraph" style:parent-style-name="Standard" style:master-page-name="Standard">
      <style:paragraph-properties style:page-number="auto"/>
    </style:style>
    <style:style style:name="T1" style:family="text">
      <style:text-properties style:font-name="Verdana"/>
    </style:style>
    <style:style style:name="T2" style:family="text">
      <style:text-properties style:font-name="Verdana" fo:font-weight="bold" style:font-weight-asian="bold" style:font-weight-complex="bold"/>
    </style:style>
    <style:style style:name="T3" style:family="text">
      <style:text-properties style:font-name="Verdana"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Κ22: Λειτουργικά Συστήματα</text:span></text:p>
      <text:p text:style-name="Standard"><text:span text:style-name="T1">1ο Σετ Ασκήσεων</text:span></text:p>
      <text:p text:style-name="P1"/>
      <text:p text:style-name="Standard"><text:span text:style-name="T1">Θωμόπουλος Ιωάννης</text:span></text:p>
      <text:p text:style-name="Standard"><text:span text:style-name="T1">1115201600050</text:span></text:p>
      <text:p text:style-name="P1"/>
      <text:list xml:id="list4205698262" text:style-name="WWNum1">
        <text:list-item>
          <text:p text:style-name="P2"><text:span text:style-name="T2">Πρόβλημα 1:</text:span></text:p>
        </text:list-item>
      </text:list>
      <text:p text:style-name="P3"><text:span text:style-name="T1">Οι κύριες διαφορές ανάμεσα στους δύο αυτούς τύπους λειτουργικών συστημάτων είναι ότι αυτό που χρησιμοποιείται σε έναν server έχει ως πρωταρχικό στόχο την διαρκή λειτουργία του (χωρίς σφάλματα) και την εξυπηρέτηση πολλών χρηστών ταυτόχρονα για διαφορετικές και σχετικά ελαφριές εργασίες και, άρα, είναι υπεύθυνο να διαμοιράζει δίκαια τους πόρους του συστήματος σε όλους τους χρήστες του. Από την άλλη, ένα Λ.Σ. για workstations έχει σαν σκοπό την διεκπεραίωση ιδιαίτερα απαιτητικών εργασιών για έναν (συνήθως) χρήστη τη φορά.</text:span></text:p>
      <text:list xml:id="list144636247459790" text:continue-numbering="true" text:style-name="WWNum1">
        <text:list-item>
          <text:p text:style-name="P2"><text:span text:style-name="T2">Πρόβλημα 2:</text:span></text:p>
        </text:list-item>
      </text:list>
      <text:p text:style-name="P3"><text:span text:style-name="T1">Υπάρχουν για να ανιχνεύονται λάθη από τον χρήστη που μπορεί να προκαλέσουν τη διάλυση του Λ.Σ. Έτσι παρέχεται προστασία για το Λ.Σ. από κακόβουλους ή απρόσεκτους χρήστες και για αυτούς τους χρήστες μεταξύ τους.</text:span></text:p>
      <text:list xml:id="list144637791348707" text:continue-numbering="true" text:style-name="WWNum1">
        <text:list-item>
          <text:p text:style-name="P2"><text:span text:style-name="T2">Πρόβλημα 3:</text:span></text:p>
        </text:list-item>
      </text:list>
      <text:p text:style-name="P3"><text:span text:style-name="T1">Η διαφορά τους είναι ότι τα traps προκαλούνται από σφάλματα που προκύπτουν από την εκτέλεση συγκεκριμένων εντολών κάποιου προγράμματος ή από εντολές ενός προγράμματος χρήστη που ζητούν από το Λ.Σ. να κάνει για αυτό μια εργασία (π.χ. system call), ενώ τα hardware interrupts προκαλούνται όταν κάποια συσκευή εκτός του επεξεργαστή απαιτεί από το Λ.Σ. την προσοχή του (π.χ. όταν πατάμε κάποιο πλήκτρο στο πληκτρολόγιο)</text:span></text:p>
      <text:list xml:id="list144637502086966" text:continue-numbering="true" text:style-name="WWNum1">
        <text:list-item>
          <text:p text:style-name="P2"><text:span text:style-name="T2">Πρόβλημα 4:</text:span></text:p>
        </text:list-item>
      </text:list>
      <text:p text:style-name="P3"><text:span text:style-name="T1">Είναι σημαντικό γιατί καθιστά μη αναγκαία την αποκλειστική χρήση του κύριου επεξεργαστή για τη μεταφορά αρχείων/δεδομένων. Έτσι χρησιμοποιείται ο χειριστής DMA, ο οποίος κάνει μεγάλο μέρος της δουλειάς που θα χρειαζόταν να κάνει ο επεξεργαστής για να μεταφέρει αρχεία και, επίσης, επιτρέπει στον επεξεργαστή να προχωρήσει με τις εργασίες του όσο γίνεται η μεταφορά των αρχείων.</text:span></text:p>
      <text:list xml:id="list144636712595939" text:continue-numbering="true" text:style-name="WWNum1">
        <text:list-item>
          <text:p text:style-name="P2"><text:span text:style-name="T2">Πρόβλημα 5:</text:span></text:p>
        </text:list-item>
      </text:list>
      <text:p text:style-name="P3"><text:span text:style-name="T1">Υπάρχουν 2 προβλήματα: </text:span></text:p>
      <text:p text:style-name="P4"><text:span text:style-name="T1">Το πρώτο είναι ότι χάνεται η διεύθυνση της θέσης μνήμης που έγινε statically allocated με τη χρήση της malloc() προτού γίνει η αποδέσμευσή της. Για να διορθωθεί, είτε κάνουμε free(pa) πριν κάνουμε κάποια νέα εκχώρηση σε αυτή τη μεταβλητή, είτε ορίζουμε νέα μεταβλητή αφήνοντας την pa ανέγγιχτη.</text:span></text:p>
      <text:p text:style-name="P4"><text:span text:style-name="T1">Το δεύτερο είναι ότι μετά την έξοδο της εκτέλεσης από το ενδιάμεσο code block δεν είναι εγγυημένο το περιεχόμενο της θέσης μνήμης που δείχνει η pa. Αυτό συμβαίνει γιατί η μεταβλητή </text:span><text:span text:style-name="T3">temp</text:span><text:span text:style-name="T1">1 γίνεται </text:span><text:span text:style-name="T3">allocated</text:span><text:span text:style-name="T1"> στο </text:span><text:span text:style-name="T3">stack</text:span><text:span text:style-name="T1"> </text:span><text:span text:style-name="T3">frame</text:span><text:span text:style-name="T1"> αυτού του </text:span><text:span text:style-name="T3">code</text:span><text:span text:style-name="T1"> </text:span><text:span text:style-name="T3">block</text:span><text:span text:style-name="T1">, και άρα όταν βγαίνει η εκτέλεση από αυτό το </text:span><text:span text:style-name="T3">block</text:span><text:span text:style-name="T1">, γίνεται </text:span><text:span text:style-name="T3">pop</text:span><text:span text:style-name="T1"> από το </text:span><text:span text:style-name="T3">stack</text:span><text:span text:style-name="T1">. Αυτό σημαίνει ότι το πρόγραμμα θα μπορούσε να “γράψει” σε αυτή τη θέση μνήμης ελεύθερα και, επομένως, το περιεχόμενο της *pa να μην ήταν το αναμενόμενο.</text:span></text:p>
      <text:p text:style-name="P1"/>
      <text:list xml:id="list144636443525717" text:continue-numbering="true" text:style-name="WWNum1">
        <text:list-item>
          <text:p text:style-name="P2"><text:span text:style-name="T2">Πρόβλημα 6:</text:span></text:p>
        </text:list-item>
      </text:list>
      <text:p text:style-name="P3"><text:span text:style-name="T1">Από πάνω προς τα κάτω:</text:span></text:p>
      <text:list xml:id="list144637468196914" text:continue-numbering="true" text:style-name="WWNum1">
        <text:list-item>
          <text:list>
            <text:list-item>
              <text:p text:style-name="P2"><text:span text:style-name="T1">Κάνοντας “return aa” επιστρέφουμε μία διεύθυνση σε κομμάτι της μνήμης το οποίο έχει αποδεσμευθεί, όταν τελικά πάρουμε αυτή τη θέση ως αποτέλεσμα της myfunction(). Αυτό αποτελεί πρόβλημα σε περίπτωση που θέλουμε να </text:span><text:soft-page-break/><text:span text:style-name="T1">επεξεργαστούμε τα δεδομένα αυτής της θέσης μνήμης μετά την κλήση της συνάρτησης.</text:span></text:p>
            </text:list-item>
            <text:list-item>
              <text:p text:style-name="P2"><text:span text:style-name="T1">Όταν η εκτέλεση φτάνει στο 3ο σκέλος της if.. else if... ... else... (δηλαδή flag==2), δεσμεύεται μνήμη στατικά. Όμως, δεν αποδεσμεύεται στη main() που είναι το μόνο σημείο στον κώδικα που έχει πρόσβαση στη μνήμη μετά την εκτέλεση της myfunction() και πριν το τέλος της main().</text:span></text:p>
            </text:list-item>
            <text:list-item>
              <text:p text:style-name="P2"><text:bookmark text:name="_GoBack"/><text:span text:style-name="T1">Σε οποιοδήποτε σενάριο εκτέλεσης, η μνήμη που έχει δεσμευθεί στατικά με malloc() στην πρώτη γραμμή της main() δεν αποδεσμεύεται πριν χάσουμε τη θέση της που ήταν αποθηκευμένη στη μεταβλητή ii.</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Επικεφαλίδα"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Ευρετήριο" style:family="paragraph" style:parent-style-name="Standard" style:default-outline-level="">
      <style:paragraph-properties text:number-lines="false" text:line-number="0"/>
    </style:style>
    <style:style style:name="Default_20_Paragraph_20_Font" style:display-name="Default Paragraph Font" style:family="text"/>
    <style:style style:name="Κουκκίδες"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Verdana" fo:font-family="Verdana" style:font-family-generic="roman" style:font-pitch="variable" fo:font-weight="bold" style:font-name-complex="OpenSymbol2" style:font-family-complex="OpenSymbol" style:font-family-generic-complex="system" style:font-pitch-complex="variable"/>
    </style:style>
    <style:style style:name="ListLabel_20_2" style:display-name="ListLabel 2" style:family="text">
      <style:text-properties style:font-name="Verdana" fo:font-family="Verdana" style:font-family-generic="roman" style:font-pitch="variable"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Γιάννης Θωμόπουλος</dc:creator>
    <meta:editing-cycles>2</meta:editing-cycles>
    <meta:creation-date>2019-10-14T19:34:00</meta:creation-date>
    <dc:date>2019-10-15T15:53:00</dc:date>
    <dc:language>el-GR</dc:language>
    <meta:editing-duration>PT6M</meta:editing-duration>
    <meta:generator>LibreOffice/6.2.8.2$Linux_X86_64 LibreOffice_project/20$Build-2</meta:generator>
    <meta:document-statistic meta:table-count="0" meta:image-count="0" meta:object-count="0" meta:page-count="2" meta:paragraph-count="21" meta:word-count="518" meta:character-count="3247" meta:non-whitespace-character-count="27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